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e8c6b" officeooo:paragraph-rsid="001e8c6b"/>
    </style:style>
    <style:style style:name="P2" style:family="paragraph" style:parent-style-name="Standard">
      <style:text-properties officeooo:rsid="001e8c6b" officeooo:paragraph-rsid="001f5a3d"/>
    </style:style>
    <style:style style:name="P3" style:family="paragraph" style:parent-style-name="Standard">
      <style:text-properties officeooo:rsid="0022692f" officeooo:paragraph-rsid="0022692f"/>
    </style:style>
    <style:style style:name="P4" style:family="paragraph" style:parent-style-name="Standard">
      <style:text-properties officeooo:rsid="00250250" officeooo:paragraph-rsid="00250250"/>
    </style:style>
    <style:style style:name="P5" style:family="paragraph" style:parent-style-name="Standard">
      <style:text-properties fo:font-style="italic" fo:font-weight="bold" officeooo:rsid="00250250" officeooo:paragraph-rsid="00250250" style:font-style-asian="italic" style:font-weight-asian="bold" style:font-style-complex="italic" style:font-weight-complex="bold"/>
    </style:style>
    <style:style style:name="P6" style:family="paragraph" style:parent-style-name="Standard">
      <style:text-properties fo:font-style="normal" fo:font-weight="normal" officeooo:rsid="00250250" officeooo:paragraph-rsid="00250250" style:font-style-asian="normal" style:font-weight-asian="normal" style:font-style-complex="normal" style:font-weight-complex="normal"/>
    </style:style>
    <style:style style:name="P7" style:family="paragraph" style:parent-style-name="Standard">
      <style:text-properties officeooo:rsid="001f5a3d" officeooo:paragraph-rsid="001f5a3d"/>
    </style:style>
    <style:style style:name="P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fo:font-weight="bold" officeooo:rsid="001e8c6b" officeooo:paragraph-rsid="001e8c6b" style:font-size-asian="18pt" style:font-weight-asian="bold" style:font-size-complex="18pt" style:font-weight-complex="bold"/>
    </style:style>
    <style:style style:name="P9" style:family="paragraph" style:parent-style-name="Standard">
      <style:text-properties fo:font-style="normal" fo:font-weight="normal" officeooo:rsid="00250250" officeooo:paragraph-rsid="00250250" style:font-style-asian="normal" style:font-weight-asian="normal" style:font-style-complex="normal" style:font-weight-complex="normal"/>
    </style:style>
    <style:style style:name="T1" style:family="text">
      <style:text-properties officeooo:rsid="001f5a3d"/>
    </style:style>
    <style:style style:name="T2" style:family="text">
      <style:text-properties officeooo:rsid="00250250"/>
    </style:style>
    <style:style style:name="T3" style:family="text">
      <style:text-properties officeooo:rsid="002603f8"/>
    </style:style>
    <style:style style:name="T4" style:family="text">
      <style:text-properties officeooo:rsid="002620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cess management</text:p>
      <text:p text:style-name="P1"/>
      <text:p text:style-name="P1">Everything we do on a Linux computer is handled by process (interactive or Daemons).So its very important to know the process management. In Linux we have not only control over the command input and output we have control over the execution .we can <text:s/>run a job in the background while executing another commands before they have finished executing .we can interrupt a command and and start it later from we left off. The background job is very important for long job instead of watching it until it finished .we can send it to background and do other job.for example we can edit and print file at the same time.</text:p>
      <text:p text:style-name="P1"><text:s/></text:p>
      <text:p text:style-name="P1"/>
      <text:p text:style-name="P2">Linux Basically have two type of process automatic and interactive. The automatic process are started while booting up and the boot Procedure takes all the responsibility .They are actually called Daemons. Daemons are the service process which always run in the background and they do not <text:span text:style-name="T1">write their output to the slandered output(other wise the shell).</text:span></text:p>
      <text:p text:style-name="P2"/>
      <text:p text:style-name="P7">Second <text:s/>kind of process are known as the interactive process. This process are basically started by the users in the shell and the output of any command produce in the standard output in an interactive process.</text:p>
      <text:p text:style-name="P2"/>
      <text:p text:style-name="P3">To start a process user have to type command in the shell .and the process that is created by the command will be the child process from the shell. After the process do its work it will terminate with a exit status to its parent .the process terminated successfully after informing its parent that it is completed. [if the parent is no longer <text:span text:style-name="T2">exists </text:span>(sometime it can happen) <text:span text:style-name="T2">the child process can become zombie process .in that case it will not be possible to control ot manage this process anymore it can be resolved by restarting the parent process</text:span>]</text:p>
      <text:p text:style-name="P3"/>
      <text:p text:style-name="P3"/>
      <text:p text:style-name="P4">the parent child concept are universal in the system ew can see the hierarchical picture by the command </text:p>
      <text:p text:style-name="P4">“pstree”</text:p>
      <text:p text:style-name="P4"/>
      <text:p text:style-name="P4">here is the example </text:p>
      <text:p text:style-name="P4"/>
      <text:p text:style-name="P5"/>
      <text:p text:style-name="P5"/>
      <text:p text:style-name="P5">vagrant@ubuntu1110x64:~$ PING 8.8.8.8 (8.8.8.8) 56(84) bytes of data.</text:p>
      <text:p text:style-name="P5">pstree</text:p>
      <text:p text:style-name="P5">init─┬─VBoxService───7*[{VBoxService}]</text:p>
      <text:p text:style-name="P5"><text:s text:c="5"/>├─atd</text:p>
      <text:p text:style-name="P5"><text:s text:c="5"/>├─cron</text:p>
      <text:p text:style-name="P5"><text:s text:c="5"/>├─dbus-daemon</text:p>
      <text:p text:style-name="P5"><text:s text:c="5"/>├─dhclient3</text:p>
      <text:p text:style-name="P5"><text:s text:c="5"/>├─6*[getty]</text:p>
      <text:p text:style-name="P5"><text:s text:c="5"/>├─ntpd───ntpd</text:p>
      <text:p text:style-name="P5"><text:s text:c="5"/>├─redis-server───2*[{redis-server}]</text:p>
      <text:p text:style-name="P5"><text:s text:c="5"/>├─rpc.idmapd</text:p>
      <text:p text:style-name="P5"><text:s text:c="5"/>├─rpc.statd</text:p>
      <text:p text:style-name="P5"><text:s text:c="5"/>├─rpcbind</text:p>
      <text:p text:style-name="P5"><text:soft-page-break/><text:s text:c="5"/>├─rsyslogd───3*[{rsyslogd}]</text:p>
      <text:p text:style-name="P5"><text:s text:c="5"/>├─sshd───sshd───sshd───bash─┬─ping</text:p>
      <text:p text:style-name="P5"><text:s text:c="5"/>│ <text:s text:c="26"/><text:tab/><text:tab/><text:tab/> <text:s text:c="9"/>|─pstree</text:p>
      <text:p text:style-name="P5"><text:s text:c="5"/>├─udevd───2*[udevd]</text:p>
      <text:p text:style-name="P5"><text:s text:c="5"/>├─upstart-socket-</text:p>
      <text:p text:style-name="P5"><text:s text:c="5"/>└─upstart-udev-br</text:p>
      <text:p text:style-name="P5"/>
      <text:p text:style-name="P5"/>
      <text:p text:style-name="P6">here init process the the parent process and sshd is the child process of the init process and the pstree is itself the child process of the sshd.</text:p>
      <text:p text:style-name="P6"/>
      <text:p text:style-name="P5"/>
      <text:p text:style-name="P5"/>
      <text:p text:style-name="P5"/>
      <text:p text:style-name="P6">Normally we know the D<text:span text:style-name="T4">a</text:span>emon process do not <text:span text:style-name="T3">send the output in the server.But for the server its very important to <text:s/>check the log file we have to go the</text:span></text:p>
      <text:p text:style-name="P6"/>
      <text:p text:style-name="P6">‘/<text:span text:style-name="T3">var/log/message/’</text:span></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04:07:57.692429621</meta:creation-date>
    <meta:generator>LibreOffice/5.4.7.2$Linux_X86_64 LibreOffice_project/40$Build-2</meta:generator>
    <dc:date>2019-02-05T11:47:23.363688990</dc:date>
    <meta:editing-duration>PT17M12S</meta:editing-duration>
    <meta:editing-cycles>6</meta:editing-cycles>
    <meta:document-statistic meta:table-count="0" meta:image-count="0" meta:object-count="0" meta:page-count="2" meta:paragraph-count="31" meta:word-count="411" meta:character-count="2674" meta:non-whitespace-character-count="2168"/>
  </office:meta>
</office:document-meta>
</file>